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BD0000020658D40FED.png"/>
  <manifest:file-entry manifest:media-type="image/png" manifest:full-path="Pictures/100002010000032A000000C1E09821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 Command used :</text:p>
      <text:p text:style-name="Standard"><draw:frame draw:style-name="fr1" draw:name="graphics1" text:anchor-type="paragraph" svg:width="17cm" svg:height="5.994cm" draw:z-index="0"><draw:image xlink:href="Pictures/10000201000005BD0000020658D40FED.png" xlink:type="simple" xlink:show="embed" xlink:actuate="onLoad"/></draw:frame></text:p>
      <text:p text:style-name="Standard">Result </text:p>
      <text:p text:style-name="Standard"><draw:frame draw:style-name="fr1" draw:name="graphics2" text:anchor-type="paragraph" svg:width="17cm" svg:height="4.05cm" draw:z-index="1"><draw:image xlink:href="Pictures/100002010000032A000000C1E09821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iva saxena</meta:initial-creator>
    <meta:creation-date>2021-06-10T14:20:52.08</meta:creation-date>
    <dc:date>2021-06-10T15:57:44.03</dc:date>
    <dc:creator>shiva saxena</dc:creator>
    <meta:editing-duration>PT1M9S</meta:editing-duration>
    <meta:editing-cycles>2</meta:editing-cycles>
    <meta:generator>OpenOffice/4.1.7$Win32 OpenOffice.org_project/417m1$Build-9800</meta:generator>
    <meta:document-statistic meta:table-count="0" meta:image-count="2" meta:object-count="0" meta:page-count="1" meta:paragraph-count="2" meta:word-count="5" meta:character-count="25"/>
  </office:meta>
</office:document-meta>
</file>